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officeooo:rsid="0017caf8" officeooo:paragraph-rsid="0017caf8"/>
    </style:style>
    <style:style style:name="P2" style:family="paragraph" style:parent-style-name="Text_20_body">
      <style:text-properties officeooo:rsid="00190190" officeooo:paragraph-rsid="001901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Setting/Environment</text:h>
      <text:p text:style-name="P2">Greed has scattered the once proud kingdom into three pieces. </text:p>
      <text:p text:style-name="P2">The mages, who used to live in the castle, providing their services for the people. Have now sought a sole haven in the Snowlands. They prefer to be left alone by the outside world, spending their time refining the art of magic. </text:p>
      <text:p text:style-name="P2">The Knights and Warriors of the Castle, cursed with greed and anger. In their hunt for treasure they have laid waste to the once proud kingdom of ********. They still reside in their great halls, alone they walk for they where the ones who shattered their people, when they brought the curse from their last crusade. A curse of the Mind, anger and fury should never bring them rest.</text:p>
      <text:p text:style-name="P2">The greed of the knights have brought the Townsfolk poverty, forced to steal and murder for their own survival. Once great merchants and traders, now but simple thieves and murderers. They fled south, into the Deep Forest, where nature provides plenty and none dare step, for they have become hunters of Man. <text:s/></text:p>
      <text:p text:style-name="P2"/>
      <text:p text:style-name="P2">The sequel: unite, other kingdoms at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4.2.3.3$Windows_x86 LibreOffice_project/882f8a0a489bc99a9e60c7905a60226254cb6ff0</meta:generator>
    <dc:date>2014-08-16T07:38:17.337000000</dc:date>
    <meta:document-statistic meta:table-count="0" meta:image-count="0" meta:object-count="0" meta:page-count="1" meta:paragraph-count="6" meta:word-count="180" meta:character-count="1043" meta:non-whitespace-character-count="865"/>
    <meta:user-defined meta:name="Info 1"/>
    <meta:user-defined meta:name="Info 2"/>
    <meta:user-defined meta:name="Info 3"/>
    <meta:user-defined meta:name="Info 4"/>
  </office:meta>
</office:document-meta>
</file>